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style:font-name="Ubuntu" officeooo:paragraph-rsid="00144111"/>
    </style:style>
    <style:style style:name="P2" style:family="paragraph" style:parent-style-name="Standard">
      <style:paragraph-properties fo:text-align="justify" style:justify-single-word="false"/>
      <style:text-properties style:font-name="Ubuntu" officeooo:paragraph-rsid="00144111"/>
    </style:style>
    <style:style style:name="T1" style:family="text">
      <style:text-properties officeooo:rsid="00144111"/>
    </style:style>
    <style:style style:name="T2" style:family="text">
      <style:text-properties officeooo:rsid="0014764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PROJET MORSE – LPSIL GL</text:span></text:p>
      <text:p text:style-name="P1"><text:span text:style-name="T1">Kévin MASCHTALER – Pascal CHEVALLOT</text:span></text:p>
      <text:p text:style-name="P1"><text:span text:style-name="T1"/></text:p>
      <text:p text:style-name="P2"><text:span text:style-name="T1">Le but de ce projet est de traduire un fichier texte en un fichier Morse et inversement. Il est vivement recommandé de décomposer le projet en plusieurs parties :</text:span></text:p>
      <text:p text:style-name="P2"><text:span text:style-name="T1">- les fonctions de base,</text:span></text:p>
      <text:p text:style-name="P2"><text:span text:style-name="T1">- les fonctions de haut niveau</text:span></text:p>
      <text:p text:style-name="P2"><text:span text:style-name="T1">- et enfin l’application.</text:span></text:p>
      <text:p text:style-name="P2"><text:span text:style-name="T1"/></text:p>
      <text:p text:style-name="P2"><text:span text:style-name="T1">Le projet doit entre autres :</text:span></text:p>
      <text:p text:style-name="P2"><text:span text:style-name="T1">1. Construire une liste de conversions à partir d’un fichier qui contient le code Morse.</text:span></text:p>
      <text:p text:style-name="P2"><text:span text:style-name="T1">Une conversion est une structure qui contient la lettre et son code Morse.</text:span></text:p>
      <text:p text:style-name="P2"><text:span text:style-name="T1">2. Effectuer des opérations de base sur cette liste de conversions,</text:span></text:p>
      <text:p text:style-name="P2"><text:span text:style-name="T1">3. Ef</text:span><text:span text:style-name="T2">f</text:span><text:span text:style-name="T1">ectuer des opérations de haut niveau telles que : l’insertion d’un code, la suppression</text:span></text:p>
      <text:p text:style-name="P2"><text:span text:style-name="T1">d’un code, la recherche d’un code dans une liste,....etc.</text:span></text:p>
      <text:p text:style-name="P2"><text:span text:style-name="T1">4. Traduire un fichier texte en un fichier Morse et inversement, traduire un fichier Morse</text:span></text:p>
      <text:p text:style-name="P2"><text:span text:style-name="T1">en un fichier texte en utilisant la liste de conversions.</text:span></text:p>
      <text:p text:style-name="P2"><text:span text:style-name="T1">Extension : utiliser une interface graphique pour gérer la traduction.</text:span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17T16:46:10</meta:creation-date>
    <dc:date>2013-10-17T17:16:15</dc:date>
    <meta:editing-duration>PT14M55S</meta:editing-duration>
    <meta:editing-cycles>1</meta:editing-cycles>
    <meta:document-statistic meta:table-count="0" meta:image-count="0" meta:object-count="0" meta:page-count="1" meta:paragraph-count="15" meta:word-count="156" meta:character-count="924" meta:non-whitespace-character-count="781"/>
    <meta:generator>LibreOffice/4.0.2.2$Linux_X86_64 LibreOffice_project/400m0$Build-2</meta:generator>
  </office:meta>
</office:document-meta>
</file>